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484.519598817772" calcext:value-type="float">
            <text:p>484.519598817772</text:p>
          </table:table-cell>
        </table:table-row>
        <table:table-row table:style-name="ro1">
          <table:table-cell office:value-type="float" office:value="480.346618119635" calcext:value-type="float">
            <text:p>480.346618119635</text:p>
          </table:table-cell>
        </table:table-row>
        <table:table-row table:style-name="ro1">
          <table:table-cell office:value-type="float" office:value="480.023809180935" calcext:value-type="float">
            <text:p>480.023809180935</text:p>
          </table:table-cell>
        </table:table-row>
        <table:table-row table:style-name="ro1">
          <table:table-cell office:value-type="float" office:value="483.4164003848" calcext:value-type="float">
            <text:p>483.4164003848</text:p>
          </table:table-cell>
        </table:table-row>
        <table:table-row table:style-name="ro1">
          <table:table-cell office:value-type="float" office:value="478.565070492635" calcext:value-type="float">
            <text:p>478.565070492635</text:p>
          </table:table-cell>
        </table:table-row>
        <table:table-row table:style-name="ro1">
          <table:table-cell office:value-type="float" office:value="482.106613056411" calcext:value-type="float">
            <text:p>482.106613056411</text:p>
          </table:table-cell>
        </table:table-row>
        <table:table-row table:style-name="ro1">
          <table:table-cell office:value-type="float" office:value="482.93780726918" calcext:value-type="float">
            <text:p>482.93780726918</text:p>
          </table:table-cell>
        </table:table-row>
        <table:table-row table:style-name="ro1">
          <table:table-cell office:value-type="float" office:value="482.644117533495" calcext:value-type="float">
            <text:p>482.644117533495</text:p>
          </table:table-cell>
        </table:table-row>
        <table:table-row table:style-name="ro1">
          <table:table-cell office:value-type="float" office:value="483.224849354653" calcext:value-type="float">
            <text:p>483.224849354653</text:p>
          </table:table-cell>
        </table:table-row>
        <table:table-row table:style-name="ro1">
          <table:table-cell office:value-type="float" office:value="480.773853594746" calcext:value-type="float">
            <text:p>480.773853594746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481.855873780426" calcext:value-type="float">
            <text:p>481.855873780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46:41.42556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6-01T06:53:44.753395611</dc:date>
    <dc:creator>Davide Ancona</dc:creator>
    <meta:editing-duration>PT9M48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